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ab09" officeooo:paragraph-rsid="0012ab09"/>
    </style:style>
    <style:style style:name="P2" style:family="paragraph" style:parent-style-name="Standard">
      <style:text-properties officeooo:rsid="0013e5fb" officeooo:paragraph-rsid="0013e5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 generado un ficheros extrayendo 100000 conjuntos datos de los años 2018 y 2020 para poder trabajar de manera mas rapida con una muestra de esos años. </text:p>
      <text:p text:style-name="P1">No me deja subir el fichero que digo (data100000.json) al git porque pesa demasiado, pero podeis generarlo vosotras mismas. Para ello: </text:p>
      <text:p text:style-name="P1">ssh <text:a xlink:type="simple" xlink:href="mailto:crisavil@picluster02.mat.ucm.es" text:style-name="Internet_20_link" text:visited-style-name="Visited_20_Internet_20_Link">crisavil@picluster02.mat.ucm.es</text:a></text:p>
      <text:p text:style-name="P1">cd databicimad</text:p>
      <text:p text:style-name="P1">python3 get_sample.py 100000</text:p>
      <text:p text:style-name="P1"/>
      <text:p text:style-name="P1"/>
      <text:p text:style-name="P1">no se si os dejara entrar en mi cluster, supongo que no, por tanto otra opcion es:</text:p>
      <text:p text:style-name="P1">ssh <text:a xlink:type="simple" xlink:href="mailto:vuestrousuario@picluster02.mat.ucm.es" text:style-name="Internet_20_link" text:visited-style-name="Visited_20_Internet_20_Link">vuestrousuario@picluster02.mat.ucm.es</text:a></text:p>
      <text:p text:style-name="P1">cd ..</text:p>
      <text:p text:style-name="P1">cd crisavil </text:p>
      <text:p text:style-name="P2">cd databicimad</text:p>
      <text:p text:style-name="P2">cat totData_100000.json</text:p>
      <text:p text:style-name="P2"/>
      <text:p text:style-name="P2">lo copiais y lo guardais en otro fichero, en local, <text:s/>que se llame data100000.json</text:p>
      <text:p text:style-name="P2"/>
      <text:p text:style-name="P2"/>
      <text:p text:style-name="P2">Así podremos trabajar las 3 con el mismo conjunto de dato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16:32:34.045475670</meta:creation-date>
    <dc:date>2022-05-06T16:46:15.129168825</dc:date>
    <meta:editing-duration>PT3M21S</meta:editing-duration>
    <meta:editing-cycles>1</meta:editing-cycles>
    <meta:document-statistic meta:table-count="0" meta:image-count="0" meta:object-count="0" meta:page-count="1" meta:paragraph-count="13" meta:word-count="107" meta:character-count="682" meta:non-whitespace-character-count="584"/>
    <meta:generator>LibreOffice/6.4.7.2$Linux_X86_64 LibreOffice_project/40$Build-2</meta:generator>
  </office:meta>
</office:document-meta>
</file>